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011cm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fill="solid" draw:fill-color="#ffff99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>
            <draw:custom-shape draw:style-name="gr1" draw:text-style-name="P1" draw:layer="layout" svg:width="1.036cm" svg:height="1.037cm" svg:x="-4.09cm" svg:y="4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-4.7cm" svg:y1="6.472cm" svg:x2="-2.2cm" svg:y2="6.472cm">
              <text:p/>
            </draw:line>
            <draw:line draw:style-name="gr2" draw:text-style-name="P1" draw:layer="layout" svg:x1="-3.541cm" svg:y1="5.985cm" svg:x2="-3.541cm" svg:y2="7.631cm">
              <text:p/>
            </draw:line>
            <draw:line draw:style-name="gr2" draw:text-style-name="P1" draw:layer="layout" svg:x1="-3.541cm" svg:y1="7.631cm" svg:x2="-4.395cm" svg:y2="8.911cm">
              <text:p/>
            </draw:line>
            <draw:line draw:style-name="gr2" draw:text-style-name="P1" draw:layer="layout" svg:x1="-3.541cm" svg:y1="7.631cm" svg:x2="-2.626cm" svg:y2="8.972cm">
              <text:p/>
            </draw:line>
          </draw:g>
          <draw:frame draw:style-name="gr3" draw:text-style-name="P1" draw:layer="layout" svg:width="3.1cm" svg:height="2.384cm" svg:x="-4.8cm" svg:y="9.216cm">
            <draw:text-box>
              <text:p text:style-name="P1">Spieler</text:p>
            </draw:text-box>
          </draw:frame>
        </draw:g>
        <draw:rect draw:style-name="gr4" draw:text-style-name="P1" xml:id="id14" draw:id="id14" draw:layer="layout" svg:width="2.9cm" svg:height="1.4cm" svg:x="25cm" svg:y="13.1cm">
          <text:p text:style-name="P1">AI</text:p>
        </draw:rect>
        <draw:rect draw:style-name="gr5" draw:text-style-name="P2" draw:layer="layout" svg:width="10.2cm" svg:height="9.6cm" svg:x="-10.9cm" svg:y="12.3cm">
          <text:list text:style-name="L1">
            <text:list-item>
              <text:p text:style-name="P2">Einstellungen machen</text:p>
            </text:list-item>
            <text:list-item>
              <text:p text:style-name="P2">Kisten öffnen</text:p>
            </text:list-item>
            <text:list-item>
              <text:p text:style-name="P2">Gegenstände aufsammeln</text:p>
            </text:list-item>
            <text:list-item>
              <text:p text:style-name="P2">Gegenstand ins Inventar legen</text:p>
            </text:list-item>
            <text:list-item>
              <text:p text:style-name="P2">Inventar öffnen</text:p>
            </text:list-item>
            <text:list-item>
              <text:p text:style-name="P2"/>
            </text:list-item>
            <text:list-item>
              <text:p text:style-name="P2">Gehen</text:p>
            </text:list-item>
            <text:list-item>
              <text:p text:style-name="P2">Rennen</text:p>
            </text:list-item>
            <text:list-item>
              <text:p text:style-name="P2">Ducken</text:p>
            </text:list-item>
            <text:list-item>
              <text:p text:style-name="P2"/>
            </text:list-item>
            <text:list-item>
              <text:p text:style-name="P2">Gegner erkennen</text:p>
            </text:list-item>
            <text:list-item>
              <text:p text:style-name="P2">Gegner angreifen</text:p>
            </text:list-item>
            <text:list-item>
              <text:p text:style-name="P2">Hilfe holen</text:p>
            </text:list-item>
          </text:list>
        </draw:rect>
        <draw:ellipse draw:style-name="gr4" draw:text-style-name="P1" xml:id="id2" draw:id="id2" draw:layer="layout" svg:width="5.4cm" svg:height="3.3cm" svg:x="1cm" svg:y="1.2cm">
          <text:p text:style-name="P1">Einstellungen<text:line-break/>machen</text:p>
        </draw:ellipse>
        <draw:connector draw:style-name="gr6" draw:text-style-name="P1" draw:layer="layout" draw:type="line" svg:x1="-1.7cm" svg:y1="8.274cm" svg:x2="3.7cm" svg:y2="4.5cm" draw:start-shape="id1" draw:start-glue-point="1" draw:end-shape="id2" draw:end-glue-point="2" svg:d="M-1700 8274l5400-3774">
          <text:p/>
        </draw:connector>
        <draw:ellipse draw:style-name="gr4" draw:text-style-name="P1" xml:id="id4" draw:id="id4" draw:layer="layout" svg:width="4.9cm" svg:height="2.8cm" svg:x="5.2cm" svg:y="-5.1cm">
          <text:p text:style-name="P1">Einstellungen</text:p>
          <text:p text:style-name="P1">speichern</text:p>
        </draw:ellipse>
        <draw:ellipse draw:style-name="gr4" draw:text-style-name="P1" xml:id="id3" draw:id="id3" draw:layer="layout" svg:width="4.9cm" svg:height="2.8cm" svg:x="-2.5cm" svg:y="-5cm">
          <text:p text:style-name="P1">Einstellungen</text:p>
          <text:p text:style-name="P1">laden</text:p>
        </draw:ellipse>
        <draw:connector draw:style-name="gr7" draw:text-style-name="P1" draw:layer="layout" draw:type="line" svg:x1="3.7cm" svg:y1="1.2cm" svg:x2="-0.05cm" svg:y2="-2.2cm" draw:start-shape="id2" draw:start-glue-point="0" draw:end-shape="id3" draw:end-glue-point="2" svg:d="M3700 1200l-3750-3400">
          <text:p text:style-name="P1">&lt;&lt;includes&gt;&gt;</text:p>
        </draw:connector>
        <draw:connector draw:style-name="gr7" draw:text-style-name="P1" draw:layer="layout" draw:type="line" svg:x1="3.7cm" svg:y1="1.2cm" svg:x2="7.65cm" svg:y2="-2.3cm" draw:start-shape="id2" draw:start-glue-point="0" draw:end-shape="id4" draw:end-glue-point="2" svg:d="M3700 1200l3950-3500">
          <text:p text:style-name="P1">&lt;&lt;includes&gt;&gt;</text:p>
        </draw:connector>
        <draw:ellipse draw:style-name="gr4" draw:text-style-name="P1" xml:id="id5" draw:id="id5" draw:layer="layout" svg:width="5.4cm" svg:height="3.3cm" svg:x="15.5cm" svg:y="1.2cm">
          <text:p text:style-name="P1">Kisten<text:line-break/>öffnen</text:p>
        </draw:ellipse>
        <draw:connector draw:style-name="gr6" draw:text-style-name="P1" draw:layer="layout" draw:type="line" svg:x1="-1.7cm" svg:y1="8.275cm" svg:x2="18.2cm" svg:y2="4.5cm" draw:end-shape="id5" draw:end-glue-point="2" svg:d="M-1700 8275l19900-3775">
          <text:p/>
        </draw:connector>
        <draw:ellipse draw:style-name="gr4" draw:text-style-name="P1" xml:id="id6" draw:id="id6" draw:layer="layout" svg:width="5.4cm" svg:height="3.3cm" svg:x="7.8cm" svg:y="1.1cm">
          <text:p text:style-name="P1">Gegenstände<text:line-break/>aufsammeln</text:p>
        </draw:ellipse>
        <draw:connector draw:style-name="gr6" draw:text-style-name="P1" draw:layer="layout" draw:type="line" svg:x1="-1.7cm" svg:y1="8.275cm" svg:x2="10.5cm" svg:y2="4.4cm" draw:end-shape="id6" draw:end-glue-point="2" svg:d="M-1700 8275l12200-3875">
          <text:p/>
        </draw:connector>
        <draw:ellipse draw:style-name="gr4" draw:text-style-name="P1" xml:id="id7" draw:id="id7" draw:layer="layout" svg:width="5.4cm" svg:height="3.3cm" svg:x="12.1cm" svg:y="-5.2cm">
          <text:p text:style-name="P1">Gegenstand</text:p>
          <text:p text:style-name="P1">Ins Inventar<text:line-break/>legen</text:p>
        </draw:ellipse>
        <draw:connector draw:style-name="gr7" draw:text-style-name="P1" draw:layer="layout" draw:type="line" svg:x1="14.8cm" svg:y1="-1.9cm" svg:x2="10.5cm" svg:y2="1.1cm" draw:start-shape="id7" draw:start-glue-point="2" draw:end-shape="id6" draw:end-glue-point="0" svg:d="M14800-1900l-4300 3000">
          <text:p text:style-name="P1">&lt;&lt;extends&gt;&gt;</text:p>
        </draw:connector>
        <draw:connector draw:style-name="gr7" draw:text-style-name="P1" draw:layer="layout" draw:type="line" svg:x1="14.801cm" svg:y1="-1.9cm" svg:x2="18.2cm" svg:y2="1.2cm" draw:end-shape="id5" draw:end-glue-point="0" svg:d="M14801-1900l3399 3100">
          <text:p text:style-name="P1">&lt;&lt;extends&gt;&gt;</text:p>
        </draw:connector>
        <draw:ellipse draw:style-name="gr4" draw:text-style-name="P1" xml:id="id8" draw:id="id8" draw:layer="layout" svg:width="5.4cm" svg:height="3.3cm" svg:x="15.5cm" svg:y="5.8cm">
          <text:p text:style-name="P1">Inventar<text:line-break/>öffnen</text:p>
        </draw:ellipse>
        <draw:connector draw:style-name="gr6" draw:text-style-name="P1" xml:id="id15" draw:id="id15" draw:layer="layout" draw:type="line" svg:x1="-1.7cm" svg:y1="8.244cm" svg:x2="15.5cm" svg:y2="7.45cm" draw:end-shape="id8" svg:d="M-1700 8244l17200-794">
          <text:p/>
        </draw:connector>
        <draw:ellipse draw:style-name="gr4" draw:text-style-name="P1" xml:id="id9" draw:id="id9" draw:layer="layout" svg:width="5.4cm" svg:height="3.3cm" svg:x="22.7cm" svg:y="1.4cm">
          <text:p text:style-name="P1">Waffe<text:line-break/>auswählen</text:p>
        </draw:ellipse>
        <draw:connector draw:style-name="gr7" draw:text-style-name="P1" draw:layer="layout" draw:type="line" svg:x1="25.4cm" svg:y1="4.7cm" svg:x2="20.9cm" svg:y2="7.45cm" draw:start-shape="id9" draw:start-glue-point="2" draw:end-shape="id8" draw:end-glue-point="1" svg:d="M25400 4700l-4500 2750">
          <text:p text:style-name="P1">&lt;&lt;extends&gt;&gt;</text:p>
        </draw:connector>
        <draw:ellipse draw:style-name="gr4" draw:text-style-name="P1" xml:id="id11" draw:id="id11" draw:layer="layout" svg:width="5.4cm" svg:height="3.3cm" svg:x="4.2cm" svg:y="22.9cm">
          <text:p text:style-name="P1">Bewegen</text:p>
        </draw:ellipse>
        <draw:ellipse draw:style-name="gr4" draw:text-style-name="P1" xml:id="id10" draw:id="id10" draw:layer="layout" svg:width="5.4cm" svg:height="3.3cm" svg:x="-1.1cm" svg:y="27.9cm">
          <text:p text:style-name="P1">Gehen</text:p>
        </draw:ellipse>
        <draw:ellipse draw:style-name="gr4" draw:text-style-name="P1" xml:id="id12" draw:id="id12" draw:layer="layout" svg:width="5.4cm" svg:height="3.3cm" svg:x="5.2cm" svg:y="27.9cm">
          <text:p text:style-name="P1">Rennen</text:p>
        </draw:ellipse>
        <draw:ellipse draw:style-name="gr4" draw:text-style-name="P1" xml:id="id13" draw:id="id13" draw:layer="layout" svg:width="5.4cm" svg:height="3.3cm" svg:x="11.1cm" svg:y="27.9cm">
          <text:p text:style-name="P1">Ducken</text:p>
        </draw:ellipse>
        <draw:connector draw:style-name="gr6" draw:text-style-name="P1" draw:layer="layout" draw:type="line" svg:x1="1.6cm" svg:y1="27.9cm" svg:x2="6.9cm" svg:y2="26.2cm" draw:start-shape="id10" draw:start-glue-point="0" draw:end-shape="id11" draw:end-glue-point="2" svg:d="M1600 27900l5300-1700">
          <text:p/>
        </draw:connector>
        <draw:connector draw:style-name="gr6" draw:text-style-name="P1" draw:layer="layout" draw:type="line" svg:x1="7.9cm" svg:y1="27.9cm" svg:x2="6.9cm" svg:y2="26.2cm" draw:start-shape="id12" draw:start-glue-point="0" draw:end-shape="id11" svg:d="M7900 27900l-1000-1700">
          <text:p/>
        </draw:connector>
        <draw:connector draw:style-name="gr6" draw:text-style-name="P1" draw:layer="layout" draw:type="line" svg:x1="13.8cm" svg:y1="27.9cm" svg:x2="6.9cm" svg:y2="26.2cm" draw:start-shape="id13" draw:start-glue-point="0" draw:end-shape="id11" draw:end-glue-point="2" svg:d="M13800 27900l-6900-1700">
          <text:p/>
        </draw:connector>
        <draw:connector draw:style-name="gr6" draw:text-style-name="P1" draw:layer="layout" draw:type="line" svg:x1="25cm" svg:y1="13.8cm" svg:x2="6.9cm" svg:y2="22.9cm" draw:start-shape="id14" draw:start-glue-point="3" draw:end-shape="id11" draw:end-glue-point="0" svg:d="M25000 13800l-18100 9100">
          <text:p/>
        </draw:connector>
        <draw:connector draw:style-name="gr6" draw:text-style-name="P1" draw:layer="layout" draw:type="line" svg:x1="-1.7cm" svg:y1="8.244cm" svg:x2="6.9cm" svg:y2="22.9cm" draw:start-shape="id15" draw:start-glue-point="2" draw:end-shape="id11" draw:end-glue-point="0" svg:d="M-1700 8244l8600 14656">
          <text:p/>
        </draw:connector>
        <draw:ellipse draw:style-name="gr4" draw:text-style-name="P1" xml:id="id17" draw:id="id17" draw:layer="layout" svg:width="5.4cm" svg:height="3.3cm" svg:x="12cm" svg:y="12.2cm">
          <text:p text:style-name="P1">Gegner</text:p>
          <text:p text:style-name="P1">erkennen</text:p>
        </draw:ellipse>
        <draw:ellipse draw:style-name="gr4" draw:text-style-name="P1" xml:id="id19" draw:id="id19" draw:layer="layout" svg:width="5.4cm" svg:height="3.3cm" svg:x="4.6cm" svg:y="8.6cm">
          <text:p text:style-name="P1">Gegner</text:p>
          <text:p text:style-name="P1">angreifen</text:p>
        </draw:ellipse>
        <draw:ellipse draw:style-name="gr4" draw:text-style-name="P1" xml:id="id16" draw:id="id16" draw:layer="layout" svg:width="5.4cm" svg:height="3.3cm" svg:x="10.9cm" svg:y="8cm">
          <text:p text:style-name="P1">Patroullieren</text:p>
        </draw:ellipse>
        <draw:connector draw:style-name="gr6" draw:text-style-name="P1" draw:layer="layout" draw:type="line" svg:x1="25cm" svg:y1="13.8cm" svg:x2="16.3cm" svg:y2="9.65cm" draw:start-shape="id14" draw:start-glue-point="3" draw:end-shape="id16" draw:end-glue-point="1" svg:d="M25000 13800l-8700-4150">
          <text:p/>
        </draw:connector>
        <draw:connector draw:style-name="gr6" draw:text-style-name="P1" draw:layer="layout" draw:type="line" svg:x1="25cm" svg:y1="13.8cm" svg:x2="17.4cm" svg:y2="13.85cm" draw:start-shape="id14" draw:start-glue-point="3" draw:end-shape="id17" svg:d="M25000 13800l-7600 50">
          <text:p/>
        </draw:connector>
        <draw:ellipse draw:style-name="gr4" draw:text-style-name="P1" xml:id="id18" draw:id="id18" draw:layer="layout" svg:width="5.4cm" svg:height="3.3cm" svg:x="2.3cm" svg:y="12.2cm">
          <text:p text:style-name="P1">Fliehen</text:p>
        </draw:ellipse>
        <draw:connector draw:style-name="gr7" draw:text-style-name="P1" draw:layer="layout" draw:type="line" svg:x1="7.7cm" svg:y1="13.85cm" svg:x2="12cm" svg:y2="13.85cm" draw:start-shape="id18" draw:start-glue-point="1" draw:end-shape="id17" svg:d="M7700 13850h4300">
          <text:p text:style-name="P1">&lt;&lt;extends&gt;&gt;</text:p>
        </draw:connector>
        <draw:connector draw:style-name="gr7" draw:text-style-name="P1" draw:layer="layout" draw:type="line" svg:x1="10cm" svg:y1="10.25cm" svg:x2="12cm" svg:y2="13.85cm" draw:start-shape="id19" draw:end-shape="id17" svg:d="M10000 10250l2000 3600">
          <text:p text:style-name="P1">&lt;&lt;extends&gt;&gt;</text:p>
        </draw:connector>
        <draw:ellipse draw:style-name="gr4" draw:text-style-name="P1" xml:id="id20" draw:id="id20" draw:layer="layout" svg:width="5.4cm" svg:height="3.3cm" svg:x="4.9cm" svg:y="16.4cm">
          <text:p text:style-name="P1">Hilfe holen</text:p>
        </draw:ellipse>
        <draw:connector draw:style-name="gr7" draw:text-style-name="P1" draw:layer="layout" draw:type="line" svg:x1="10.3cm" svg:y1="18.05cm" svg:x2="12cm" svg:y2="13.85cm" draw:start-shape="id20" draw:end-shape="id17" draw:end-glue-point="3" svg:d="M10300 18050l1700-4200">
          <text:p text:style-name="P1">&lt;&lt;extends&gt;&gt;</text:p>
        </draw:connector>
        <draw:connector draw:style-name="gr6" draw:text-style-name="P1" draw:layer="layout" draw:type="line" svg:x1="-1.7cm" svg:y1="8.18cm" svg:x2="4.6cm" svg:y2="10.25cm" draw:end-shape="id19" svg:d="M-1700 8180l6300 20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1T13:59:28</meta:creation-date>
    <meta:generator>OpenOffice/4.1.1$Unix OpenOffice.org_project/411m6$Build-9775</meta:generator>
    <dc:date>2014-10-01T14:22:20</dc:date>
    <meta:editing-duration>PT21M39S</meta:editing-duration>
    <meta:editing-cycles>4</meta:editing-cycles>
    <meta:document-statistic meta:object-count="47"/>
  </office:meta>
</office:document-meta>
</file>